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2">
      <style:graphic-properties draw:fill="none" draw:stroke="dash" draw:stroke-dash="a21" svg:stroke-width="0.00694in" svg:stroke-color="#afabab" svg:stroke-opacity="100%" draw:stroke-linejoin="miter" svg:stroke-linecap="butt"/>
    </style:style>
    <style:style style:family="graphic" style:name="a24">
      <style:graphic-properties draw:fill="none" draw:stroke="dash" draw:stroke-dash="a23" svg:stroke-width="0.00694in" svg:stroke-color="#afabab" svg:stroke-opacity="100%" draw:stroke-linejoin="miter" svg:stroke-linecap="butt"/>
    </style:style>
    <style:style style:family="graphic" style:name="a26">
      <style:graphic-properties draw:fill="none" draw:stroke="dash" draw:stroke-dash="a25" svg:stroke-width="0.00694in" svg:stroke-color="#afabab" svg:stroke-opacity="100%" draw:stroke-linejoin="miter" svg:stroke-linecap="butt"/>
    </style:style>
    <style:style style:family="graphic" style:name="a28">
      <style:graphic-properties draw:fill="none" draw:stroke="dash" draw:stroke-dash="a27" svg:stroke-width="0.00694in" svg:stroke-color="#afabab" svg:stroke-opacity="100%" draw:stroke-linejoin="miter" svg:stroke-linecap="but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ffff" draw:opacity="100%" draw:stroke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.21063in, 0in, 0in, 0in)"/>
    </style:style>
    <style:style style:family="graphic" style:name="a40">
      <style:graphic-properties style:wrap="run-through" style:run-through="foreground" style:horizontal-rel="page" style:vertical-rel="paragraph" style:horizontal-pos="right" style:vertical-pos="from-top"/>
    </style:style>
    <style:style style:family="graphic" style:name="a4">
      <style:graphic-properties draw:fill="none" draw:stroke="dash" draw:stroke-dash="a3" svg:stroke-width="0.00694in" svg:stroke-color="#afabab" svg:stroke-opacity="100%" draw:stroke-linejoin="miter" svg:stroke-linecap="but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7">
      <style:graphic-properties draw:fill="none" draw:stroke="dash" draw:stroke-dash="a6" svg:stroke-width="0.00694in" svg:stroke-color="#afabab" svg:stroke-opacity="100%" draw:stroke-linejoin="miter" svg:stroke-linecap="butt"/>
    </style:style>
    <style:style style:family="graphic" style:name="a9">
      <style:graphic-properties draw:fill="none" draw:stroke="dash" draw:stroke-dash="a8" svg:stroke-width="0.00694in" svg:stroke-color="#afabab" svg:stroke-opacity="100%" draw:stroke-linejoin="miter" svg:stroke-linecap="butt"/>
    </style:style>
    <style:style style:family="graphic" style:name="a11">
      <style:graphic-properties draw:fill="none" draw:stroke="dash" draw:stroke-dash="a10" svg:stroke-width="0.00694in" svg:stroke-color="#afabab" svg:stroke-opacity="100%" draw:stroke-linejoin="miter" svg:stroke-linecap="butt"/>
    </style:style>
    <style:style style:family="graphic" style:name="a13">
      <style:graphic-properties draw:fill="none" draw:stroke="dash" draw:stroke-dash="a12" svg:stroke-width="0.00694in" svg:stroke-color="#afabab" svg:stroke-opacity="100%" draw:stroke-linejoin="miter" svg:stroke-linecap="butt"/>
    </style:style>
    <style:style style:family="graphic" style:name="a15">
      <style:graphic-properties draw:fill="none" draw:stroke="dash" draw:stroke-dash="a14" svg:stroke-width="0.00694in" svg:stroke-color="#afabab" svg:stroke-opacity="100%" draw:stroke-linejoin="miter" svg:stroke-linecap="butt"/>
    </style:style>
    <style:style style:family="graphic" style:name="a17">
      <style:graphic-properties draw:fill="none" draw:stroke="dash" draw:stroke-dash="a16" svg:stroke-width="0.00694in" svg:stroke-color="#afabab" svg:stroke-opacity="100%" draw:stroke-linejoin="miter" svg:stroke-linecap="butt"/>
    </style:style>
    <style:style style:family="graphic" style:name="a19">
      <style:graphic-properties draw:fill="none" draw:stroke="dash" draw:stroke-dash="a18" svg:stroke-width="0.00694in" svg:stroke-color="#afabab" svg:stroke-opacity="100%" draw:stroke-linejoin="miter" svg:stroke-linecap="butt"/>
    </style:style>
    <style:style style:family="graphic" style:name="a31">
      <style:graphic-properties draw:fill="none" draw:stroke="dash" draw:stroke-dash="a30" svg:stroke-width="0.00694in" svg:stroke-color="#afabab" svg:stroke-opacity="100%" draw:stroke-linejoin="miter" svg:stroke-linecap="butt"/>
    </style:style>
    <style:style style:family="graphic" style:name="a33">
      <style:graphic-properties draw:fill="none" draw:stroke="dash" draw:stroke-dash="a32" svg:stroke-width="0.00694in" svg:stroke-color="#afabab" svg:stroke-opacity="100%" draw:stroke-linejoin="miter" svg:stroke-linecap="butt"/>
    </style:style>
    <style:style style:family="graphic" style:name="a35">
      <style:graphic-properties draw:fill="none" draw:stroke="dash" draw:stroke-dash="a34" svg:stroke-width="0.00694in" svg:stroke-color="#afabab" svg:stroke-opacity="100%" draw:stroke-linejoin="miter" svg:stroke-linecap="butt"/>
    </style:style>
    <style:style style:family="graphic" style:name="a36" style:parent-style-name="Graphics">
      <style:graphic-properties fo:border="0.01042in none" fo:background-color="transparent"/>
    </style:style>
    <style:style style:family="graphic" style:name="a38">
      <style:graphic-properties draw:fill="none" draw:stroke="dash" draw:stroke-dash="a37" svg:stroke-width="0.00694in" svg:stroke-color="#afabab" svg:stroke-opacity="100%" draw:stroke-linejoin="miter" svg:stroke-linecap="butt"/>
    </style:style>
    <style:style style:family="graphic" style:name="a3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z-index="251660287" draw:style-name="a0" draw:name="Imagen 4" text:anchor-type="paragraph" svg:x="1.14236in" svg:y="0.00022in" svg:width="8.25694in" svg:height="1.89583in" style:rel-width="scale" style:rel-height="scale"><draw:image xlink:href="media/image1.png" xlink:type="simple" xlink:show="embed" xlink:actuate="onLoad"/><svg:title/><svg:desc/></draw:frame></text:span><draw:custom-shape svg:x="3.61238in" svg:y="1.15964in" svg:width="3.81042in" svg:height="0.75417in" draw:z-index="251658239" draw:id="id0" draw:style-name="a1" draw:name="Rectángulo 24" text:anchor-type="paragraph"><svg:title/><svg:desc/><draw:enhanced-geometry draw:type="non-primitive" svg:viewBox="0 0 21600 21600" draw:enhanced-path="M 0 0 L 21600 0 21600 21600 0 21600 Z N"/></draw:custom-shape><draw:g draw:z-index="251657214" draw:name="Grupo 25" draw:id="id23" draw:style-name="a40" text:anchor-type="paragraph"><svg:title/><svg:desc/><draw:frame draw:id="id1" draw:style-name="a2" draw:name="Picture 6" svg:x="1.77129in" svg:y="2.27119in" svg:width="8.4989in" svg:height="3.88367in" style:rel-width="scale" style:rel-height="scale"><draw:image xlink:href="media/image2.png" xlink:type="simple" xlink:show="embed" xlink:actuate="onLoad"/><svg:title/><svg:desc>https://documents.lucidchart.com/documents/da00bca2-70a1-4995-842e-20eb76439efa/pages/0_0?a=1177&amp;x=-46&amp;y=76&amp;w=1466&amp;h=717&amp;store=1&amp;accept=image%2F*&amp;auth=LCA%20f81afd1930fbcb75cdd61009c25dbf4adf5ae305-ts%3D1556800716</svg:desc></draw:frame><draw:connector draw:type="line" svg:x1="0.39347in" svg:y1="7.5832in" svg:x2="2.50112in" svg:y2="5.28683in" draw:id="id2" draw:style-name="a4" draw:name="Conector recto 22"><svg:title/><svg:desc/></draw:connector><draw:frame draw:id="id3" draw:style-name="a5" draw:name="Imagen 4" svg:x="3.04551in" svg:y="0.98905in" svg:width="5.95045in" svg:height="1.34275in" style:rel-width="scale" style:rel-height="scale"><draw:image xlink:href="media/image1.png" xlink:type="simple" xlink:show="embed" xlink:actuate="onLoad"/><svg:title/><svg:desc/></draw:frame><draw:connector draw:type="line" svg:x1="0.39347in" svg:y1="5.61146in" svg:x2="2.50112in" svg:y2="4.6005in" draw:id="id4" draw:style-name="a7" draw:name="Conector recto 7"><svg:title/><svg:desc/></draw:connector><draw:connector draw:type="line" svg:x1="4.02387in" svg:y1="5.61146in" svg:x2="3.45633in" svg:y2="4.6005in" draw:id="id5" draw:style-name="a9" draw:name="Conector recto 11"><svg:title/><svg:desc/></draw:connector><draw:connector draw:type="line" svg:x1="9.72165in" svg:y1="4.65771in" svg:x2="10.90136in" svg:y2="5.91594in" draw:id="id6" draw:style-name="a11" draw:name="Conector recto 15"><svg:title/><svg:desc/></draw:connector><draw:connector draw:type="line" svg:x1="8.78457in" svg:y1="4.65771in" svg:x2="8.26992in" svg:y2="5.91594in" draw:id="id7" draw:style-name="a13" draw:name="Conector recto 20"><svg:title/><svg:desc/></draw:connector><draw:connector draw:type="line" svg:x1="3.4382in" svg:y1="5.28683in" svg:x2="4.02387in" svg:y2="7.5832in" draw:id="id8" draw:style-name="a15" draw:name="Conector recto 25"><svg:title/><svg:desc/></draw:connector><draw:connector draw:type="line" svg:x1="8.26884in" svg:y1="7.5832in" svg:x2="8.78457in" svg:y2="5.35259in" draw:id="id9" draw:style-name="a17" draw:name="Conector recto 28"><svg:title/><svg:desc/></draw:connector><draw:connector draw:type="line" svg:x1="10.90136in" svg:y1="7.5832in" svg:x2="9.72165in" svg:y2="5.35259in" draw:id="id10" draw:style-name="a19" draw:name="Conector recto 30"><svg:title/><svg:desc/></draw:connector><draw:frame draw:id="id11" draw:style-name="a20" draw:name="Imagen 12" svg:x="8.26884in" svg:y="5.91594in" svg:width="2.63253in" svg:height="1.66726in" style:rel-width="scale" style:rel-height="scale"><draw:image xlink:href="media/image3.png" xlink:type="simple" xlink:show="embed" xlink:actuate="onLoad"/><svg:title/><svg:desc/></draw:frame><draw:connector draw:type="line" svg:x1="6.5655in" svg:y1="4.10284in" svg:x2="2.73903in" svg:y2="1.05084in" draw:id="id12" draw:style-name="a22" draw:name="Conector recto 33"><svg:title/><svg:desc/></draw:connector><draw:connector draw:type="line" svg:x1="6.5655in" svg:y1="4.76555in" svg:x2="2.73903in" svg:y2="3.17216in" draw:id="id13" draw:style-name="a24" draw:name="Conector recto 36"><svg:title/><svg:desc/></draw:connector><draw:connector draw:type="line" svg:x1="5.66007in" svg:y1="4.76555in" svg:x2="0in" svg:y2="3.17216in" draw:id="id14" draw:style-name="a26" draw:name="Conector recto 40"><svg:title/><svg:desc/></draw:connector><draw:connector draw:type="line" svg:x1="0.06357in" svg:y1="1.1147in" svg:x2="5.65847in" svg:y2="4.07312in" draw:id="id15" draw:style-name="a28" draw:name="Conector recto 43"><svg:title/><svg:desc/></draw:connector><draw:frame draw:id="id16" draw:style-name="a29" draw:name="Imagen 17" svg:x="0in" svg:y="1.05084in" svg:width="2.73903in" svg:height="2.1213in" style:rel-width="scale" style:rel-height="scale"><draw:image xlink:href="media/image4.png" xlink:type="simple" xlink:show="embed" xlink:actuate="onLoad"/><svg:title/><svg:desc/></draw:frame><draw:connector draw:type="line" svg:x1="7.18763in" svg:y1="4.65771in" svg:x2="9.38774in" svg:y2="1.10349in" draw:id="id17" draw:style-name="a31" draw:name="Conector recto 48"><svg:title/><svg:desc/></draw:connector><draw:connector draw:type="line" svg:x1="8.09303in" svg:y1="4.65771in" svg:x2="11.66037in" svg:y2="1.12252in" draw:id="id18" draw:style-name="a33" draw:name="Conector recto 49"><svg:title/><svg:desc/></draw:connector><draw:connector draw:type="line" svg:x1="8.09303in" svg:y1="5.3321in" svg:x2="11.66037in" svg:y2="3.53048in" draw:id="id19" draw:style-name="a35" draw:name="Conector recto 50"><svg:title/><svg:desc/></draw:connector><draw:frame draw:id="id20" draw:style-name="a36" draw:name="Imagen 21" svg:x="9.35583in" svg:y="1.10771in" svg:width="2.30454in" svg:height="2.42277in" style:rel-width="scale" style:rel-height="scale"><draw:image xlink:href="media/image5.png" xlink:type="simple" xlink:show="embed" xlink:actuate="onLoad"/><svg:title/><svg:desc/></draw:frame><draw:connector draw:type="line" svg:x1="9.38774in" svg:y1="3.53048in" svg:x2="7.15594in" svg:y2="5.33209in" draw:id="id21" draw:style-name="a38" draw:name="Conector recto 58"><svg:title/><svg:desc/></draw:connector><draw:frame draw:id="id22" draw:style-name="a39" draw:name="Imagen 23" svg:x="0.39347in" svg:y="5.61146in" svg:width="3.6304in" svg:height="1.97174in" style:rel-width="scale" style:rel-height="scale"><draw:image xlink:href="media/image6.png" xlink:type="simple" xlink:show="embed" xlink:actuate="onLoad"/><svg:title/><svg:desc/></draw:frame></draw:g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2" draw:style="rect" draw:dots1="1" draw:dots1-length="0.00694in" draw:distance="0.00694in"/>
    <draw:stroke-dash draw:name="a14" draw:style="rect" draw:dots1="1" draw:dots1-length="0.00694in" draw:distance="0.00694in"/>
    <draw:stroke-dash draw:name="a21" draw:style="rect" draw:dots1="1" draw:dots1-length="0.00694in" draw:distance="0.00694in"/>
    <draw:stroke-dash draw:name="a16" draw:style="rect" draw:dots1="1" draw:dots1-length="0.00694in" draw:distance="0.00694in"/>
    <draw:stroke-dash draw:name="a3" draw:style="rect" draw:dots1="1" draw:dots1-length="0.00694in" draw:distance="0.00694in"/>
    <draw:stroke-dash draw:name="a23" draw:style="rect" draw:dots1="1" draw:dots1-length="0.00694in" draw:distance="0.00694in"/>
    <draw:stroke-dash draw:name="a18" draw:style="rect" draw:dots1="1" draw:dots1-length="0.00694in" draw:distance="0.00694in"/>
    <draw:stroke-dash draw:name="a30" draw:style="rect" draw:dots1="1" draw:dots1-length="0.00694in" draw:distance="0.00694in"/>
    <draw:stroke-dash draw:name="a6" draw:style="rect" draw:dots1="1" draw:dots1-length="0.00694in" draw:distance="0.00694in"/>
    <draw:stroke-dash draw:name="a25" draw:style="rect" draw:dots1="1" draw:dots1-length="0.00694in" draw:distance="0.00694in"/>
    <draw:stroke-dash draw:name="a32" draw:style="rect" draw:dots1="1" draw:dots1-length="0.00694in" draw:distance="0.00694in"/>
    <draw:stroke-dash draw:name="a27" draw:style="rect" draw:dots1="1" draw:dots1-length="0.00694in" draw:distance="0.00694in"/>
    <draw:stroke-dash draw:name="a8" draw:style="rect" draw:dots1="1" draw:dots1-length="0.00694in" draw:distance="0.00694in"/>
    <draw:stroke-dash draw:name="a34" draw:style="rect" draw:dots1="1" draw:dots1-length="0.00694in" draw:distance="0.00694in"/>
    <draw:stroke-dash draw:name="a37" draw:style="rect" draw:dots1="1" draw:dots1-length="0.00694in" draw:distance="0.00694in"/>
    <draw:stroke-dash draw:name="a10" draw:style="rect" draw:dots1="1" draw:dots1-length="0.00694in" draw:distance="0.00694in"/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Junquera Martínez</meta:initial-creator>
    <dc:creator>Manuel Junquera Martínez</dc:creator>
    <meta:creation-date>2019-05-03T08:34:00Z</meta:creation-date>
    <dc:date>2019-05-03T08:35:00Z</dc:date>
    <meta:print-date>2019-05-03T08:33:00Z</meta:print-date>
    <meta:template xlink:href="Normal" xlink:type="simple"/>
    <meta:editing-cycles>3</meta:editing-cycles>
    <meta:editing-duration>PT60S</meta:editing-duration>
    <meta:document-statistic meta:page-count="1" meta:paragraph-count="1" meta:word-count="0" meta:character-count="4" meta:row-count="1" meta:non-whitespace-character-count="4"/>
  </office:meta>
</office:document-meta>
</file>